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dobe Caslon Pro" svg:font-family="'Adobe Caslon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1.164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053cm"/>
    </style:style>
    <style:style style:name="co7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0.776cm"/>
    </style:style>
    <style:style style:name="co11" style:family="table-column">
      <style:table-column-properties fo:break-before="auto" style:column-width="12.375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9.656cm"/>
    </style:style>
    <style:style style:name="co14" style:family="table-column">
      <style:table-column-properties fo:break-before="auto" style:column-width="1.275cm"/>
    </style:style>
    <style:style style:name="co15" style:family="table-column">
      <style:table-column-properties fo:break-before="auto" style:column-width="1.2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62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84" number:language="en" number:country="AU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6e6ff" fo:wrap-option="wrap"/>
      <style:text-properties style:use-window-font-color="true" style:text-outline="false" style:text-line-through-style="none" style:font-name="Adobe Caslon Pro" fo:font-size="12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Arial1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1"/>
    </style:style>
    <style:style style:name="ce5" style:family="table-cell" style:parent-style-name="Default">
      <style:text-properties style:font-name="Arial1"/>
    </style:style>
    <style:style style:name="ce6" style:family="table-cell" style:parent-style-name="Default">
      <style:table-cell-properties fo:background-color="#e6e6ff"/>
      <style:text-properties style:font-name="Adobe Caslon Pro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9">
      <style:text-properties style:font-name="Arial1"/>
    </style:style>
    <style:style style:name="ce8" style:family="table-cell" style:parent-style-name="Default" style:data-style-name="N5084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Arial1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5084">
      <style:table-cell-properties style:text-align-source="fix" style:repeat-content="false"/>
      <style:paragraph-properties fo:text-align="end" fo:margin-left="0cm"/>
      <style:text-properties style:font-name="Arial1"/>
    </style:style>
    <style:style style:name="ce10" style:family="table-cell" style:parent-style-name="Default" style:data-style-name="N5084">
      <style:text-properties style:font-name="Arial1"/>
    </style:style>
  </office:automatic-styles>
  <office:body>
    <office:spreadsheet>
      <table:table table:name="Tabelle1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7"/>
        <table:table-column table:style-name="co9" table:default-cell-style-name="ce7"/>
        <table:table-column table:style-name="co10" table:default-cell-style-name="ce5"/>
        <table:table-column table:style-name="co8" table:number-columns-repeated="2" table:default-cell-style-name="ce10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row table:style-name="ro1">
          <table:table-cell table:style-name="ce1"/>
          <table:table-cell table:style-name="Default" table:number-columns-repeated="14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fleet</text:p>
          </table:table-cell>
          <table:table-cell table:style-name="ce6" office:value-type="string">
            <text:p>country</text:p>
          </table:table-cell>
          <table:table-cell table:style-name="ce6" office:value-type="string">
            <text:p>ship_type</text:p>
          </table:table-cell>
          <table:table-cell table:style-name="ce6" office:value-type="string">
            <text:p>ship_clas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tonnag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start_date</text:p>
          </table:table-cell>
          <table:table-cell table:style-name="ce6" office:value-type="string">
            <text:p>sunk_date</text:p>
          </table:table-cell>
          <table:table-cell table:style-name="ce6" office:value-type="string">
            <text:p>sunk_report</text:p>
          </table:table-cell>
          <table:table-cell table:style-name="ce6" office:value-type="string">
            <text:p>losses</text:p>
          </table:table-cell>
          <table:table-cell table:style-name="ce6" office:value-type="string">
            <text:p>sourc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y</text:p>
          </table:table-cell>
        </table:table-row>
        <table:table-row table:style-name="ro3">
          <table:table-cell table:style-name="ce3"/>
          <table:table-cell table:style-name="ce4" office:value-type="float" office:value="0">
            <text:p>0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16">
            <text:p>216</text:p>
          </table:table-cell>
          <table:table-cell office:value-type="float" office:value="1">
            <text:p>U-1</text:p>
          </table:table-cell>
          <table:table-cell/>
          <table:table-cell table:style-name="ce4"/>
          <table:table-cell table:style-name="ce8" office:value-type="date" office:date-value="1935-06-29">
            <text:p>1935-06-29</text:p>
          </table:table-cell>
          <table:table-cell table:style-name="ce8" office:value-type="date" office:date-value="1940-04-06">
            <text:p>1940-04-06</text:p>
          </table:table-cell>
          <table:table-cell table:style-name="ce3" office:value-type="string">
            <text:p>Probably sunk 6 April 1940 west of Helgoland by a British mine. 24 dead </text:p>
          </table:table-cell>
          <table:table-cell table:style-name="ce4" office:value-type="float" office:value="24">
            <text:p>24</text:p>
          </table:table-cell>
          <table:table-cell table:style-name="ce3" office:value-type="string">
            <text:p>http://en.wikipedia.org/wiki/German_submarine_U-1_(1935)  </text:p>
          </table:table-cell>
          <table:table-cell table:style-name="ce1" office:value-type="float" office:value="54.25">
            <text:p>54.25</text:p>
          </table:table-cell>
          <table:table-cell table:style-name="ce1" office:value-type="float" office:value="5.12">
            <text:p>5.12</text:p>
          </table:table-cell>
        </table:table-row>
        <table:table-row table:style-name="ro4">
          <table:table-cell table:style-name="ce3"/>
          <table:table-cell table:style-name="ce4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16">
            <text:p>216</text:p>
          </table:table-cell>
          <table:table-cell office:value-type="float" office:value="2">
            <text:p>U-2</text:p>
          </table:table-cell>
          <table:table-cell/>
          <table:table-cell table:style-name="ce4"/>
          <table:table-cell table:style-name="ce9" office:value-type="date" office:date-value="1935-06-25">
            <text:p>1935-06-25</text:p>
          </table:table-cell>
          <table:table-cell table:style-name="ce9" office:value-type="date" office:date-value="1944-04-08">
            <text:p>1944-04-08</text:p>
          </table:table-cell>
          <table:table-cell table:style-name="ce4" office:value-type="string">
            <text:p>U-2 suffered no casualties to any of her numerous ...</text:p>
          </table:table-cell>
          <table:table-cell table:style-name="ce4" table:number-columns-repeated="2"/>
          <table:table-cell table:style-name="Default" table:number-columns-repeated="2"/>
        </table:table-row>
        <table:table-row table:style-name="ro4">
          <table:table-cell table:style-name="ce3"/>
          <table:table-cell table:style-name="ce4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16">
            <text:p>216</text:p>
          </table:table-cell>
          <table:table-cell office:value-type="float" office:value="3">
            <text:p>U-3</text:p>
          </table:table-cell>
          <table:table-cell/>
          <table:table-cell table:style-name="ce4"/>
          <table:table-cell table:style-name="ce9" office:value-type="date" office:date-value="1935-09-06">
            <text:p>1935-09-06</text:p>
          </table:table-cell>
          <table:table-cell table:style-name="ce9" office:value-type="date" office:date-value="1945-05-03">
            <text:p>1945-05-03</text:p>
          </table:table-cell>
          <table:table-cell table:style-name="ce4" office:value-type="string">
            <text:p>U-3 was stricken on 1 August 1944 in Gotenhafen. S...</text:p>
          </table:table-cell>
          <table:table-cell table:style-name="ce4" table:number-columns-repeated="4"/>
        </table:table-row>
        <table:table-row table:style-name="ro1">
          <table:table-cell table:style-name="ce3"/>
          <table:table-cell table:style-name="ce4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16">
            <text:p>216</text:p>
          </table:table-cell>
          <table:table-cell office:value-type="float" office:value="4">
            <text:p>U-4</text:p>
          </table:table-cell>
          <table:table-cell/>
          <table:table-cell table:style-name="ce4"/>
          <table:table-cell table:style-name="ce9" office:value-type="date" office:date-value="1935-08-17">
            <text:p>1935-08-17</text:p>
          </table:table-cell>
          <table:table-cell table:style-name="ce9"/>
          <table:table-cell table:style-name="ce4" table:number-columns-repeated="5"/>
        </table:table-row>
        <table:table-row table:style-name="ro1">
          <table:table-cell table:style-name="ce3"/>
          <table:table-cell table:style-name="ce4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16">
            <text:p>216</text:p>
          </table:table-cell>
          <table:table-cell office:value-type="float" office:value="5">
            <text:p>U-5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6">
            <text:p>U-6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7">
            <text:p>U-7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8">
            <text:p>U-8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9">
            <text:p>U-9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10">
            <text:p>U-10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11">
            <text:p>U-11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12">
            <text:p>U-12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13">
            <text:p>U-13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14">
            <text:p>U-14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15">
            <text:p>U-15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16">
            <text:p>U-16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17">
            <text:p>U-17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18">
            <text:p>U-18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19">
            <text:p>U-19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20">
            <text:p>U-20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21">
            <text:p>U-21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22">
            <text:p>U-22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23">
            <text:p>U-23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24">
            <text:p>U-24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25">
            <text:p>U-25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26">
            <text:p>U-26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27">
            <text:p>U-27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28">
            <text:p>U-28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29">
            <text:p>U-29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30">
            <text:p>U-30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31">
            <text:p>U-31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32">
            <text:p>U-32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33">
            <text:p>U-33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34">
            <text:p>U-34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35">
            <text:p>U-35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36">
            <text:p>U-36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37">
            <text:p>U-37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38">
            <text:p>U-38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5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39">
            <text:p>U-39</text:p>
          </table:table-cell>
          <table:table-cell/>
          <table:table-cell table:style-name="ce4"/>
          <table:table-cell table:style-name="ce9" office:value-type="date" office:date-value="1938-12-10">
            <text:p>1938-12-10</text:p>
          </table:table-cell>
          <table:table-cell table:style-name="ce9" office:value-type="date" office:date-value="1939-09-14">
            <text:p>1939-09-14</text:p>
          </table:table-cell>
          <table:table-cell table:style-name="ce1" office:value-type="string">
            <text:p>Sunk on 14 September 1939 north-west of <text:a xlink:href="http://en.wikipedia.org/wiki/Ireland">Ireland</text:a>. 0 dead and 44 or 43 survivors. Submarine was sunk just 27 days after service trying to sink British Carrier HMS Ark Royal. U-39 was the first German submarine sunk during WW2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1" office:value-type="float" office:value="58.533333">
            <text:p>58.533333</text:p>
          </table:table-cell>
          <table:table-cell table:style-name="ce1" office:value-type="float" office:value="-11.816667">
            <text:p>-11.816667</text:p>
          </table:table-cell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40">
            <text:p>U-40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41">
            <text:p>U-41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42">
            <text:p>U-42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43">
            <text:p>U-43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44">
            <text:p>U-44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45">
            <text:p>U-45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46">
            <text:p>U-46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47">
            <text:p>U-47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48">
            <text:p>U-48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49">
            <text:p>U-49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50">
            <text:p>U-50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51">
            <text:p>U-51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52">
            <text:p>U-52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53">
            <text:p>U-53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54">
            <text:p>U-54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55">
            <text:p>U-55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56">
            <text:p>U-56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57">
            <text:p>U-57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58">
            <text:p>U-58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59">
            <text:p>U-59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60">
            <text:p>U-60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61">
            <text:p>U-61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62">
            <text:p>U-62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63">
            <text:p>U-63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64">
            <text:p>U-64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65">
            <text:p>U-65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66">
            <text:p>U-66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67">
            <text:p>U-67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68">
            <text:p>U-68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69">
            <text:p>U-69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70">
            <text:p>U-70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71">
            <text:p>U-71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72">
            <text:p>U-72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73">
            <text:p>U-73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74">
            <text:p>U-74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75">
            <text:p>U-75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76">
            <text:p>U-76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77">
            <text:p>U-77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78">
            <text:p>U-78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79">
            <text:p>U-79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80">
            <text:p>U-80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81">
            <text:p>U-81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82">
            <text:p>U-82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83">
            <text:p>U-83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84">
            <text:p>U-84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85">
            <text:p>U-85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/>
          <table:table-cell office:value-type="float" office:value="86">
            <text:p>U-86</text:p>
          </table:table-cell>
          <table:table-cell/>
          <table:table-cell table:style-name="ce4"/>
          <table:table-cell table:style-name="ce9" table:number-columns-repeated="2"/>
          <table:table-cell table:style-name="ce4" table:number-columns-repeated="5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87">
            <text:p>U-8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88">
            <text:p>U-8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89">
            <text:p>U-89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90">
            <text:p>U-9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91">
            <text:p>U-9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92">
            <text:p>U-9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93">
            <text:p>U-9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94">
            <text:p>U-9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95">
            <text:p>U-9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96">
            <text:p>U-9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97">
            <text:p>U-9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98">
            <text:p>U-9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99">
            <text:p>U-99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00">
            <text:p>U-1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01">
            <text:p>U-10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02">
            <text:p>U-10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03">
            <text:p>U-10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04">
            <text:p>U-10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05">
            <text:p>U-10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06">
            <text:p>U-1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07">
            <text:p>U-10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08">
            <text:p>U-10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09">
            <text:p>U-109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10">
            <text:p>U-11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11">
            <text:p>U-11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12">
            <text:p>U-11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13">
            <text:p>U-11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14">
            <text:p>U-11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15">
            <text:p>U-1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16">
            <text:p>U-11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17">
            <text:p>U-11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18">
            <text:p>U-11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19">
            <text:p>U-119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20">
            <text:p>U-12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21">
            <text:p>U-12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22">
            <text:p>U-12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23">
            <text:p>U-1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24">
            <text:p>U-12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25">
            <text:p>U-12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26">
            <text:p>U-1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27">
            <text:p>U-12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28">
            <text:p>U-12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29">
            <text:p>U-129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30">
            <text:p>U-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31">
            <text:p>U-13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32">
            <text:p>U-13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33">
            <text:p>U-13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34">
            <text:p>U-13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35">
            <text:p>U-13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36">
            <text:p>U-13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37">
            <text:p>U-13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38">
            <text:p>U-13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39">
            <text:p>U-139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40">
            <text:p>U-14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41">
            <text:p>U-14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42">
            <text:p>U-14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43">
            <text:p>U-14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44">
            <text:p>U-14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45">
            <text:p>U-14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46">
            <text:p>U-14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47">
            <text:p>U-14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48">
            <text:p>U-14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49">
            <text:p>U-149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50">
            <text:p>U-15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51">
            <text:p>U-15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52">
            <text:p>U-15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53">
            <text:p>U-15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54">
            <text:p>U-15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55">
            <text:p>U-15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56">
            <text:p>U-15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57">
            <text:p>U-15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58">
            <text:p>U-15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59">
            <text:p>U-1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60">
            <text:p>U-16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61">
            <text:p>U-16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62">
            <text:p>U-16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63">
            <text:p>U-16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64">
            <text:p>U-16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65">
            <text:p>U-16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66">
            <text:p>U-16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67">
            <text:p>U-16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68">
            <text:p>U-16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69">
            <text:p>U-169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70">
            <text:p>U-17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71">
            <text:p>U-17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72">
            <text:p>U-1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73">
            <text:p>U-17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74">
            <text:p>U-17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75">
            <text:p>U-17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76">
            <text:p>U-17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77">
            <text:p>U-17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78">
            <text:p>U-17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79">
            <text:p>U-179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80">
            <text:p>U-18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81">
            <text:p>U-18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82">
            <text:p>U-18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83">
            <text:p>U-18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84">
            <text:p>U-18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85">
            <text:p>U-18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86">
            <text:p>U-18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87">
            <text:p>U-18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88">
            <text:p>U-18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89">
            <text:p>U-189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90">
            <text:p>U-19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91">
            <text:p>U-19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92">
            <text:p>U-19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93">
            <text:p>U-19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94">
            <text:p>U-19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95">
            <text:p>U-19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96">
            <text:p>U-19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97">
            <text:p>U-19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98">
            <text:p>U-19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199">
            <text:p>U-199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00">
            <text:p>U-2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01">
            <text:p>U-20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02">
            <text:p>U-20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03">
            <text:p>U-20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04">
            <text:p>U-20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05">
            <text:p>U-20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06">
            <text:p>U-2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07">
            <text:p>U-20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08">
            <text:p>U-20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09">
            <text:p>U-209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10">
            <text:p>U-21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11">
            <text:p>U-21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12">
            <text:p>U-21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13">
            <text:p>U-21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14">
            <text:p>U-21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15">
            <text:p>U-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16">
            <text:p>U-21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17">
            <text:p>U-21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18">
            <text:p>U-21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19">
            <text:p>U-219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20">
            <text:p>U-22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21">
            <text:p>U-22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22">
            <text:p>U-22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23">
            <text:p>U-2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24">
            <text:p>U-22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25">
            <text:p>U-22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26">
            <text:p>U-2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27">
            <text:p>U-22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28">
            <text:p>U-22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29">
            <text:p>U-229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30">
            <text:p>U-2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31">
            <text:p>U-23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32">
            <text:p>U-23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33">
            <text:p>U-23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/>
          <table:table-cell office:value-type="float" office:value="234">
            <text:p>U-23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35">
            <text:p>U-23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36">
            <text:p>U-23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37">
            <text:p>U-23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38">
            <text:p>U-23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39">
            <text:p>U-23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40">
            <text:p>U-24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41">
            <text:p>U-24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42">
            <text:p>U-24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43">
            <text:p>U-24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44">
            <text:p>U-24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45">
            <text:p>U-24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46">
            <text:p>U-24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47">
            <text:p>U-24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48">
            <text:p>U-24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49">
            <text:p>U-24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50">
            <text:p>U-25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51">
            <text:p>U-25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52">
            <text:p>U-25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53">
            <text:p>U-25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54">
            <text:p>U-25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55">
            <text:p>U-25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56">
            <text:p>U-25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57">
            <text:p>U-25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58">
            <text:p>U-25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59">
            <text:p>U-25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60">
            <text:p>U-26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61">
            <text:p>U-26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62">
            <text:p>U-26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63">
            <text:p>U-26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64">
            <text:p>U-26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65">
            <text:p>U-26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66">
            <text:p>U-26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67">
            <text:p>U-2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68">
            <text:p>U-26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69">
            <text:p>U-26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70">
            <text:p>U-27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71">
            <text:p>U-27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72">
            <text:p>U-27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73">
            <text:p>U-27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74">
            <text:p>U-27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75">
            <text:p>U-27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76">
            <text:p>U-27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77">
            <text:p>U-27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78">
            <text:p>U-27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79">
            <text:p>U-27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80">
            <text:p>U-28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81">
            <text:p>U-28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82">
            <text:p>U-28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83">
            <text:p>U-28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84">
            <text:p>U-28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85">
            <text:p>U-28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86">
            <text:p>U-28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87">
            <text:p>U-28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88">
            <text:p>U-28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89">
            <text:p>U-28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90">
            <text:p>U-29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91">
            <text:p>U-29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92">
            <text:p>U-29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93">
            <text:p>U-29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94">
            <text:p>U-29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95">
            <text:p>U-29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96">
            <text:p>U-29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97">
            <text:p>U-29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98">
            <text:p>U-29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99">
            <text:p>U-29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00">
            <text:p>U-30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01">
            <text:p>U-30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02">
            <text:p>U-30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03">
            <text:p>U-30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04">
            <text:p>U-30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05">
            <text:p>U-3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06">
            <text:p>U-30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07">
            <text:p>U-30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08">
            <text:p>U-30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09">
            <text:p>U-30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10">
            <text:p>U-31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11">
            <text:p>U-31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12">
            <text:p>U-31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13">
            <text:p>U-31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14">
            <text:p>U-31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15">
            <text:p>U-31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16">
            <text:p>U-31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17">
            <text:p>U-31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18">
            <text:p>U-31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19">
            <text:p>U-31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20">
            <text:p>U-32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21">
            <text:p>U-32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22">
            <text:p>U-32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23">
            <text:p>U-32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24">
            <text:p>U-32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25">
            <text:p>U-32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26">
            <text:p>U-32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27">
            <text:p>U-32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28">
            <text:p>U-32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29">
            <text:p>U-32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30">
            <text:p>U-33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31">
            <text:p>U-33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32">
            <text:p>U-33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33">
            <text:p>U-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34">
            <text:p>U-33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35">
            <text:p>U-33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36">
            <text:p>U-33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37">
            <text:p>U-33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38">
            <text:p>U-33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39">
            <text:p>U-33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40">
            <text:p>U-34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41">
            <text:p>U-34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42">
            <text:p>U-34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43">
            <text:p>U-34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44">
            <text:p>U-34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45">
            <text:p>U-34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46">
            <text:p>U-34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47">
            <text:p>U-34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48">
            <text:p>U-34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49">
            <text:p>U-34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50">
            <text:p>U-35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51">
            <text:p>U-35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52">
            <text:p>U-35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53">
            <text:p>U-35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54">
            <text:p>U-35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55">
            <text:p>U-35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56">
            <text:p>U-35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57">
            <text:p>U-35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58">
            <text:p>U-35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59">
            <text:p>U-35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60">
            <text:p>U-36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61">
            <text:p>U-36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62">
            <text:p>U-36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63">
            <text:p>U-36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64">
            <text:p>U-36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65">
            <text:p>U-36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66">
            <text:p>U-36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67">
            <text:p>U-3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68">
            <text:p>U-36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69">
            <text:p>U-36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70">
            <text:p>U-37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71">
            <text:p>U-37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72">
            <text:p>U-37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73">
            <text:p>U-37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74">
            <text:p>U-37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75">
            <text:p>U-37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76">
            <text:p>U-37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77">
            <text:p>U-37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78">
            <text:p>U-37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79">
            <text:p>U-37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80">
            <text:p>U-38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81">
            <text:p>U-38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82">
            <text:p>U-38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83">
            <text:p>U-38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84">
            <text:p>U-38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85">
            <text:p>U-38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86">
            <text:p>U-38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87">
            <text:p>U-38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88">
            <text:p>U-38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89">
            <text:p>U-38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90">
            <text:p>U-39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91">
            <text:p>U-39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92">
            <text:p>U-39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93">
            <text:p>U-39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94">
            <text:p>U-39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95">
            <text:p>U-39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96">
            <text:p>U-39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97">
            <text:p>U-39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98">
            <text:p>U-39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99">
            <text:p>U-39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00">
            <text:p>U-40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01">
            <text:p>U-40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02">
            <text:p>U-40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03">
            <text:p>U-40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04">
            <text:p>U-40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05">
            <text:p>U-4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06">
            <text:p>U-40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07">
            <text:p>U-40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08">
            <text:p>U-40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09">
            <text:p>U-40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10">
            <text:p>U-41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11">
            <text:p>U-41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12">
            <text:p>U-41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13">
            <text:p>U-41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14">
            <text:p>U-41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15">
            <text:p>U-41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16">
            <text:p>U-41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17">
            <text:p>U-41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18">
            <text:p>U-41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19">
            <text:p>U-41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20">
            <text:p>U-42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21">
            <text:p>U-42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22">
            <text:p>U-42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23">
            <text:p>U-42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24">
            <text:p>U-42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25">
            <text:p>U-42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26">
            <text:p>U-42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27">
            <text:p>U-42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28">
            <text:p>U-42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29">
            <text:p>U-42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30">
            <text:p>U-43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31">
            <text:p>U-43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32">
            <text:p>U-43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33">
            <text:p>U-4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34">
            <text:p>U-43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35">
            <text:p>U-43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36">
            <text:p>U-43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37">
            <text:p>U-43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38">
            <text:p>U-43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39">
            <text:p>U-43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40">
            <text:p>U-44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41">
            <text:p>U-44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42">
            <text:p>U-44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43">
            <text:p>U-44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44">
            <text:p>U-44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45">
            <text:p>U-44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46">
            <text:p>U-44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47">
            <text:p>U-44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48">
            <text:p>U-44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49">
            <text:p>U-44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50">
            <text:p>U-45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51">
            <text:p>U-45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52">
            <text:p>U-45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53">
            <text:p>U-45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54">
            <text:p>U-45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55">
            <text:p>U-45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56">
            <text:p>U-45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57">
            <text:p>U-45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58">
            <text:p>U-45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59">
            <text:p>U-45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60">
            <text:p>U-46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61">
            <text:p>U-46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62">
            <text:p>U-46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63">
            <text:p>U-46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64">
            <text:p>U-46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65">
            <text:p>U-46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66">
            <text:p>U-46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67">
            <text:p>U-4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68">
            <text:p>U-46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69">
            <text:p>U-46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70">
            <text:p>U-47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71">
            <text:p>U-47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72">
            <text:p>U-47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73">
            <text:p>U-47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74">
            <text:p>U-47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75">
            <text:p>U-47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76">
            <text:p>U-47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77">
            <text:p>U-47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78">
            <text:p>U-47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79">
            <text:p>U-47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80">
            <text:p>U-48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81">
            <text:p>U-48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82">
            <text:p>U-48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83">
            <text:p>U-48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84">
            <text:p>U-48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85">
            <text:p>U-48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86">
            <text:p>U-48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87">
            <text:p>U-48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88">
            <text:p>U-48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89">
            <text:p>U-48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90">
            <text:p>U-49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91">
            <text:p>U-49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92">
            <text:p>U-49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93">
            <text:p>U-49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94">
            <text:p>U-49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95">
            <text:p>U-49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96">
            <text:p>U-49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97">
            <text:p>U-49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98">
            <text:p>U-49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99">
            <text:p>U-49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00">
            <text:p>U-50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01">
            <text:p>U-50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02">
            <text:p>U-50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03">
            <text:p>U-50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04">
            <text:p>U-50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05">
            <text:p>U-5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06">
            <text:p>U-50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07">
            <text:p>U-50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08">
            <text:p>U-50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09">
            <text:p>U-50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10">
            <text:p>U-51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11">
            <text:p>U-51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12">
            <text:p>U-51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13">
            <text:p>U-51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14">
            <text:p>U-51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15">
            <text:p>U-51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16">
            <text:p>U-51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17">
            <text:p>U-51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18">
            <text:p>U-51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19">
            <text:p>U-51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20">
            <text:p>U-52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21">
            <text:p>U-52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22">
            <text:p>U-52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23">
            <text:p>U-52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24">
            <text:p>U-52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25">
            <text:p>U-52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26">
            <text:p>U-52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27">
            <text:p>U-52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28">
            <text:p>U-52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29">
            <text:p>U-52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30">
            <text:p>U-53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31">
            <text:p>U-53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32">
            <text:p>U-53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33">
            <text:p>U-5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34">
            <text:p>U-53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35">
            <text:p>U-53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36">
            <text:p>U-53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37">
            <text:p>U-53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38">
            <text:p>U-53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39">
            <text:p>U-53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40">
            <text:p>U-54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41">
            <text:p>U-54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42">
            <text:p>U-54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43">
            <text:p>U-54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44">
            <text:p>U-54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45">
            <text:p>U-54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46">
            <text:p>U-54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47">
            <text:p>U-54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48">
            <text:p>U-54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49">
            <text:p>U-54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50">
            <text:p>U-55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51">
            <text:p>U-55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52">
            <text:p>U-55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53">
            <text:p>U-55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54">
            <text:p>U-55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55">
            <text:p>U-55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56">
            <text:p>U-55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57">
            <text:p>U-55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58">
            <text:p>U-55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59">
            <text:p>U-55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60">
            <text:p>U-56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61">
            <text:p>U-56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62">
            <text:p>U-56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63">
            <text:p>U-56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64">
            <text:p>U-56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65">
            <text:p>U-56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66">
            <text:p>U-56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67">
            <text:p>U-5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68">
            <text:p>U-56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69">
            <text:p>U-56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70">
            <text:p>U-57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71">
            <text:p>U-57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72">
            <text:p>U-57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73">
            <text:p>U-57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74">
            <text:p>U-57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75">
            <text:p>U-57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76">
            <text:p>U-57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77">
            <text:p>U-57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78">
            <text:p>U-57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79">
            <text:p>U-57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80">
            <text:p>U-58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81">
            <text:p>U-58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82">
            <text:p>U-58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83">
            <text:p>U-58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84">
            <text:p>U-58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85">
            <text:p>U-58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86">
            <text:p>U-58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87">
            <text:p>U-58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88">
            <text:p>U-58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89">
            <text:p>U-58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90">
            <text:p>U-59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91">
            <text:p>U-59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92">
            <text:p>U-59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93">
            <text:p>U-59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94">
            <text:p>U-59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95">
            <text:p>U-59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96">
            <text:p>U-59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97">
            <text:p>U-59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98">
            <text:p>U-59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99">
            <text:p>U-59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00">
            <text:p>U-60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01">
            <text:p>U-60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02">
            <text:p>U-60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03">
            <text:p>U-60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04">
            <text:p>U-60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05">
            <text:p>U-6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06">
            <text:p>U-60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07">
            <text:p>U-60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08">
            <text:p>U-60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09">
            <text:p>U-60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10">
            <text:p>U-61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11">
            <text:p>U-61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12">
            <text:p>U-61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13">
            <text:p>U-61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14">
            <text:p>U-61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15">
            <text:p>U-61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16">
            <text:p>U-61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17">
            <text:p>U-61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18">
            <text:p>U-61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19">
            <text:p>U-61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20">
            <text:p>U-62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21">
            <text:p>U-62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22">
            <text:p>U-62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23">
            <text:p>U-62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24">
            <text:p>U-62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25">
            <text:p>U-62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26">
            <text:p>U-62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27">
            <text:p>U-62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28">
            <text:p>U-62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29">
            <text:p>U-62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30">
            <text:p>U-63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31">
            <text:p>U-63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32">
            <text:p>U-63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33">
            <text:p>U-6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34">
            <text:p>U-63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35">
            <text:p>U-63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36">
            <text:p>U-63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37">
            <text:p>U-63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38">
            <text:p>U-63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39">
            <text:p>U-63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40">
            <text:p>U-64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41">
            <text:p>U-64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42">
            <text:p>U-64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43">
            <text:p>U-64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44">
            <text:p>U-64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45">
            <text:p>U-64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46">
            <text:p>U-64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47">
            <text:p>U-64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48">
            <text:p>U-64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49">
            <text:p>U-64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50">
            <text:p>U-65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51">
            <text:p>U-65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52">
            <text:p>U-65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53">
            <text:p>U-65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54">
            <text:p>U-65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55">
            <text:p>U-65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56">
            <text:p>U-65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57">
            <text:p>U-65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58">
            <text:p>U-65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59">
            <text:p>U-65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60">
            <text:p>U-66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61">
            <text:p>U-66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62">
            <text:p>U-66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63">
            <text:p>U-66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64">
            <text:p>U-66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65">
            <text:p>U-66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66">
            <text:p>U-66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67">
            <text:p>U-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68">
            <text:p>U-66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69">
            <text:p>U-66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70">
            <text:p>U-67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71">
            <text:p>U-67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72">
            <text:p>U-67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73">
            <text:p>U-67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74">
            <text:p>U-67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75">
            <text:p>U-67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76">
            <text:p>U-67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77">
            <text:p>U-67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78">
            <text:p>U-67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79">
            <text:p>U-67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80">
            <text:p>U-68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81">
            <text:p>U-68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82">
            <text:p>U-68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83">
            <text:p>U-68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84">
            <text:p>U-68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85">
            <text:p>U-68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86">
            <text:p>U-68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87">
            <text:p>U-68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88">
            <text:p>U-68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89">
            <text:p>U-68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90">
            <text:p>U-69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91">
            <text:p>U-69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92">
            <text:p>U-69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93">
            <text:p>U-69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94">
            <text:p>U-69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95">
            <text:p>U-69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96">
            <text:p>U-69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97">
            <text:p>U-69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98">
            <text:p>U-69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99">
            <text:p>U-69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00">
            <text:p>U-70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01">
            <text:p>U-70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02">
            <text:p>U-70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03">
            <text:p>U-70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04">
            <text:p>U-70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05">
            <text:p>U-7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06">
            <text:p>U-70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07">
            <text:p>U-70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08">
            <text:p>U-70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09">
            <text:p>U-70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10">
            <text:p>U-71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11">
            <text:p>U-71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12">
            <text:p>U-71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13">
            <text:p>U-71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14">
            <text:p>U-71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15">
            <text:p>U-71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16">
            <text:p>U-71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17">
            <text:p>U-71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18">
            <text:p>U-71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19">
            <text:p>U-71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20">
            <text:p>U-72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21">
            <text:p>U-72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22">
            <text:p>U-72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23">
            <text:p>U-72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24">
            <text:p>U-72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25">
            <text:p>U-72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26">
            <text:p>U-72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27">
            <text:p>U-72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28">
            <text:p>U-72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29">
            <text:p>U-72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30">
            <text:p>U-73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31">
            <text:p>U-73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32">
            <text:p>U-73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33">
            <text:p>U-7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34">
            <text:p>U-73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35">
            <text:p>U-73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36">
            <text:p>U-73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37">
            <text:p>U-73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38">
            <text:p>U-73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39">
            <text:p>U-73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40">
            <text:p>U-74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41">
            <text:p>U-74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42">
            <text:p>U-74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43">
            <text:p>U-74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44">
            <text:p>U-74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45">
            <text:p>U-74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46">
            <text:p>U-74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47">
            <text:p>U-74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48">
            <text:p>U-74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49">
            <text:p>U-74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50">
            <text:p>U-75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51">
            <text:p>U-75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52">
            <text:p>U-75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53">
            <text:p>U-75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54">
            <text:p>U-75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55">
            <text:p>U-75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56">
            <text:p>U-75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57">
            <text:p>U-75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58">
            <text:p>U-75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59">
            <text:p>U-75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60">
            <text:p>U-76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61">
            <text:p>U-76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62">
            <text:p>U-76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63">
            <text:p>U-76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64">
            <text:p>U-76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65">
            <text:p>U-76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66">
            <text:p>U-76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67">
            <text:p>U-7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68">
            <text:p>U-76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69">
            <text:p>U-76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70">
            <text:p>U-77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71">
            <text:p>U-77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72">
            <text:p>U-77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73">
            <text:p>U-77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74">
            <text:p>U-77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75">
            <text:p>U-77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76">
            <text:p>U-77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77">
            <text:p>U-77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78">
            <text:p>U-77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79">
            <text:p>U-77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80">
            <text:p>U-78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81">
            <text:p>U-78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82">
            <text:p>U-78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83">
            <text:p>U-78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84">
            <text:p>U-78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85">
            <text:p>U-78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86">
            <text:p>U-78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87">
            <text:p>U-78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88">
            <text:p>U-78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89">
            <text:p>U-78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90">
            <text:p>U-79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91">
            <text:p>U-79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92">
            <text:p>U-79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93">
            <text:p>U-79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94">
            <text:p>U-79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95">
            <text:p>U-79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96">
            <text:p>U-79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97">
            <text:p>U-79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98">
            <text:p>U-79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99">
            <text:p>U-79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00">
            <text:p>U-80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01">
            <text:p>U-80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02">
            <text:p>U-80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03">
            <text:p>U-80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04">
            <text:p>U-80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05">
            <text:p>U-8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06">
            <text:p>U-80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07">
            <text:p>U-80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08">
            <text:p>U-80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09">
            <text:p>U-80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10">
            <text:p>U-81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11">
            <text:p>U-81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12">
            <text:p>U-81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13">
            <text:p>U-81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14">
            <text:p>U-81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15">
            <text:p>U-81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16">
            <text:p>U-81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17">
            <text:p>U-81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18">
            <text:p>U-81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19">
            <text:p>U-81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20">
            <text:p>U-82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21">
            <text:p>U-82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22">
            <text:p>U-82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23">
            <text:p>U-82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24">
            <text:p>U-82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25">
            <text:p>U-82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26">
            <text:p>U-82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27">
            <text:p>U-82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28">
            <text:p>U-82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29">
            <text:p>U-82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30">
            <text:p>U-83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31">
            <text:p>U-83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32">
            <text:p>U-83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33">
            <text:p>U-8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34">
            <text:p>U-83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35">
            <text:p>U-83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36">
            <text:p>U-83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37">
            <text:p>U-83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38">
            <text:p>U-83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39">
            <text:p>U-83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40">
            <text:p>U-84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41">
            <text:p>U-84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42">
            <text:p>U-84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43">
            <text:p>U-84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44">
            <text:p>U-84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45">
            <text:p>U-84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46">
            <text:p>U-84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47">
            <text:p>U-84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48">
            <text:p>U-84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49">
            <text:p>U-84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50">
            <text:p>U-85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51">
            <text:p>U-85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52">
            <text:p>U-85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53">
            <text:p>U-85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54">
            <text:p>U-85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55">
            <text:p>U-85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56">
            <text:p>U-85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57">
            <text:p>U-85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58">
            <text:p>U-85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59">
            <text:p>U-85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60">
            <text:p>U-86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61">
            <text:p>U-86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62">
            <text:p>U-86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63">
            <text:p>U-86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64">
            <text:p>U-86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65">
            <text:p>U-86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66">
            <text:p>U-86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67">
            <text:p>U-8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68">
            <text:p>U-86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69">
            <text:p>U-86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70">
            <text:p>U-87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71">
            <text:p>U-87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72">
            <text:p>U-87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73">
            <text:p>U-87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74">
            <text:p>U-87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75">
            <text:p>U-87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76">
            <text:p>U-87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77">
            <text:p>U-87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78">
            <text:p>U-87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79">
            <text:p>U-87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80">
            <text:p>U-88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81">
            <text:p>U-88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82">
            <text:p>U-88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83">
            <text:p>U-88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84">
            <text:p>U-88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85">
            <text:p>U-88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86">
            <text:p>U-88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87">
            <text:p>U-88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88">
            <text:p>U-88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89">
            <text:p>U-88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90">
            <text:p>U-89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91">
            <text:p>U-89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92">
            <text:p>U-89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93">
            <text:p>U-89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94">
            <text:p>U-89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95">
            <text:p>U-89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96">
            <text:p>U-89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97">
            <text:p>U-89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98">
            <text:p>U-89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99">
            <text:p>U-89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00">
            <text:p>U-90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01">
            <text:p>U-90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02">
            <text:p>U-90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03">
            <text:p>U-90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04">
            <text:p>U-90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05">
            <text:p>U-9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06">
            <text:p>U-90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07">
            <text:p>U-90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08">
            <text:p>U-90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09">
            <text:p>U-90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10">
            <text:p>U-91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11">
            <text:p>U-91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12">
            <text:p>U-91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13">
            <text:p>U-91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14">
            <text:p>U-91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15">
            <text:p>U-91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16">
            <text:p>U-91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17">
            <text:p>U-91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18">
            <text:p>U-91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19">
            <text:p>U-91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20">
            <text:p>U-92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21">
            <text:p>U-92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22">
            <text:p>U-92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23">
            <text:p>U-92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24">
            <text:p>U-92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25">
            <text:p>U-92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26">
            <text:p>U-92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27">
            <text:p>U-92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28">
            <text:p>U-92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29">
            <text:p>U-92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30">
            <text:p>U-93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31">
            <text:p>U-93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32">
            <text:p>U-93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33">
            <text:p>U-9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34">
            <text:p>U-93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35">
            <text:p>U-93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36">
            <text:p>U-93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37">
            <text:p>U-93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38">
            <text:p>U-93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39">
            <text:p>U-93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40">
            <text:p>U-94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41">
            <text:p>U-94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42">
            <text:p>U-94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43">
            <text:p>U-94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44">
            <text:p>U-94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45">
            <text:p>U-94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46">
            <text:p>U-94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47">
            <text:p>U-94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48">
            <text:p>U-94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49">
            <text:p>U-94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50">
            <text:p>U-95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51">
            <text:p>U-95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52">
            <text:p>U-95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53">
            <text:p>U-95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54">
            <text:p>U-95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55">
            <text:p>U-95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56">
            <text:p>U-95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57">
            <text:p>U-95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58">
            <text:p>U-95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59">
            <text:p>U-95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60">
            <text:p>U-96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61">
            <text:p>U-96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62">
            <text:p>U-96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63">
            <text:p>U-96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64">
            <text:p>U-96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65">
            <text:p>U-96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66">
            <text:p>U-96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67">
            <text:p>U-9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68">
            <text:p>U-96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69">
            <text:p>U-96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70">
            <text:p>U-97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71">
            <text:p>U-97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72">
            <text:p>U-97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73">
            <text:p>U-97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74">
            <text:p>U-97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75">
            <text:p>U-97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76">
            <text:p>U-97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77">
            <text:p>U-97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78">
            <text:p>U-97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79">
            <text:p>U-97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80">
            <text:p>U-98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81">
            <text:p>U-98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82">
            <text:p>U-98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83">
            <text:p>U-98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84">
            <text:p>U-98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85">
            <text:p>U-98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86">
            <text:p>U-98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87">
            <text:p>U-98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88">
            <text:p>U-98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89">
            <text:p>U-98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90">
            <text:p>U-99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91">
            <text:p>U-99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92">
            <text:p>U-99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93">
            <text:p>U-99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94">
            <text:p>U-99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95">
            <text:p>U-99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96">
            <text:p>U-99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97">
            <text:p>U-99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98">
            <text:p>U-99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99">
            <text:p>U-99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000">
            <text:p>U-1000</text:p>
          </table:table-cell>
          <table:table-cell table:number-columns-repeated="9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dobe Caslon Pro" svg:font-family="'Adobe Caslon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0" number:min-integer-digits="0">
        <number:embedded-text number:position="1">-</number:embedded-text>
      </number:number>
    </number:number-style>
    <number:number-style style:name="N107">
      <number:text>L-</number:text>
      <number:number number:decimal-places="0" number:min-integer-digits="0"/>
    </number:number-style>
    <number:number-style style:name="N108">
      <number:text>-</number:text>
      <number:number number:decimal-places="0" number:min-integer-digits="0"/>
    </number:number-style>
    <number:number-style style:name="N109">
      <number:text>U-</number:text>
      <number:number number:decimal-places="0" number:min-integer-digits="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30.09.2013</text:date>, <text:time>21:15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12:57:34.96</meta:creation-date>
    <dc:date>2013-09-30T21:15:05.42</dc:date>
    <meta:editing-duration>PT16H37M41S</meta:editing-duration>
    <meta:editing-cycles>12</meta:editing-cycles>
    <meta:generator>OpenOffice.org/3.4$Win32 OpenOffice.org_project/340m1$Build-9590</meta:generator>
    <meta:document-statistic meta:table-count="3" meta:cell-count="1509" meta:object-count="0"/>
  </office:meta>
</office:document-meta>
</file>